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09ddb" officeooo:paragraph-rsid="00009ddb"/>
    </style:style>
    <style:style style:name="P2" style:family="paragraph" style:parent-style-name="Standard">
      <style:text-properties officeooo:rsid="0001baf3" officeooo:paragraph-rsid="0001baf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imerio teste pra pdf</text:p>
      <text:p text:style-name="P1"/>
      <text:p text:style-name="P1"/>
      <text:p text:style-name="P1"/>
      <text:p text:style-name="P2">FUNCIONOUUUUUUUUUUU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4T15:54:19.196449850</meta:creation-date>
    <dc:date>2020-04-04T19:27:45.596501264</dc:date>
    <meta:editing-duration>PT37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2" meta:word-count="5" meta:character-count="41" meta:non-whitespace-character-count="38"/>
  </office:meta>
</office:document-meta>
</file>